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3b9a" officeooo:paragraph-rsid="001b3b9a"/>
    </style:style>
    <style:style style:name="P2" style:family="paragraph" style:parent-style-name="Standard">
      <style:text-properties officeooo:rsid="001e1e8a" officeooo:paragraph-rsid="001e1e8a"/>
    </style:style>
    <style:style style:name="P3" style:family="paragraph" style:parent-style-name="Standard">
      <style:text-properties officeooo:rsid="001edb15" officeooo:paragraph-rsid="001edb15"/>
    </style:style>
    <style:style style:name="P4" style:family="paragraph" style:parent-style-name="Standard">
      <style:text-properties officeooo:rsid="001f7bf4" officeooo:paragraph-rsid="001f7bf4"/>
    </style:style>
    <style:style style:name="P5" style:family="paragraph" style:parent-style-name="Standard">
      <style:text-properties officeooo:rsid="0021476c" officeooo:paragraph-rsid="0021476c"/>
    </style:style>
    <style:style style:name="P6" style:family="paragraph" style:parent-style-name="Standard">
      <style:text-properties officeooo:rsid="0021831d" officeooo:paragraph-rsid="0021831d"/>
    </style:style>
    <style:style style:name="P7" style:family="paragraph" style:parent-style-name="Standard">
      <style:text-properties officeooo:rsid="0021831d" officeooo:paragraph-rsid="0021b18b"/>
    </style:style>
    <style:style style:name="P8" style:family="paragraph" style:parent-style-name="Standard">
      <style:text-properties officeooo:rsid="0021b18b" officeooo:paragraph-rsid="0021b18b"/>
    </style:style>
    <style:style style:name="P9" style:family="paragraph" style:parent-style-name="Standard">
      <style:text-properties officeooo:rsid="002315c2" officeooo:paragraph-rsid="002315c2"/>
    </style:style>
    <style:style style:name="P10" style:family="paragraph" style:parent-style-name="Standard">
      <style:text-properties officeooo:rsid="002389f0" officeooo:paragraph-rsid="002389f0"/>
    </style:style>
    <style:style style:name="P11" style:family="paragraph" style:parent-style-name="Standard">
      <style:text-properties officeooo:rsid="00242b39" officeooo:paragraph-rsid="00242b39"/>
    </style:style>
    <style:style style:name="T1" style:family="text">
      <style:text-properties officeooo:rsid="001e1e8a"/>
    </style:style>
    <style:style style:name="T2" style:family="text">
      <style:text-properties officeooo:rsid="001edb15"/>
    </style:style>
    <style:style style:name="T3" style:family="text">
      <style:text-properties officeooo:rsid="001f7bf4"/>
    </style:style>
    <style:style style:name="T4" style:family="text">
      <style:text-properties officeooo:rsid="0021831d"/>
    </style:style>
    <style:style style:name="T5" style:family="text">
      <style:text-properties officeooo:rsid="0021b18b"/>
    </style:style>
    <style:style style:name="T6" style:family="text">
      <style:text-properties officeooo:rsid="002389f0"/>
    </style:style>
    <style:style style:name="T7" style:family="text">
      <style:text-properties officeooo:rsid="0024be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erint</text:p>
      <text:p text:style-name="P1"/>
      <text:p text:style-name="P1">//Pre: el fitxer existeix, és de text i conté un laberint NxN</text:p>
      <text:p text:style-name="P1">//Post: em creat un laberint a partir de un fitxer;</text:p>
      <text:p text:style-name="P1">Laberint(String fitxer)</text:p>
      <text:p text:style-name="P1"/>
      <text:p text:style-name="P1">//Pre: costat &gt;= 2</text:p>
      <text:p text:style-name="P1">//Post: em creat un laberint valid de costat X costat amb un pacman en la primera casella (part superior esquerra) i un fantasme en l'última (part inferior dreta);</text:p>
      <text:p text:style-name="P1">Laberint(int costat)</text:p>
      <text:p text:style-name="P1"/>
      <text:p text:style-name="P1">//<text:span text:style-name="T1">Pre: posicio és valida dins del laberint;</text:span></text:p>
      <text:p text:style-name="P2">//Post: em retornat l'item de la posició</text:p>
      <text:p text:style-name="P2">EElementLaberint obtenirObjecte(Posicio posicio)</text:p>
      <text:p text:style-name="P2"/>
      <text:p text:style-name="P2">//Pre: el moviment pOrigen I pDesti són valids dins del laberint;</text:p>
      <text:p text:style-name="P2">//Post: en pDesti ara hi ha l'element que hi havia en pOrigen i ara en pOrigen no hi ha res;</text:p>
      <text:p text:style-name="P2">void anotarMoviment (Posicio pOrigen, Posicio pDesti)</text:p>
      <text:p text:style-name="P2"/>
      <text:p text:style-name="P2">//<text:span text:style-name="T2">Pre: no queden monedes en el laberint;</text:span></text:p>
      <text:p text:style-name="P2">//<text:span text:style-name="T2">Post: em sortejat una porta en el laberint;</text:span></text:p>
      <text:p text:style-name="P3">void sortejarSortida()</text:p>
      <text:p text:style-name="P3"/>
      <text:p text:style-name="P3">//<text:span text:style-name="T3">Pre: - -;</text:span></text:p>
      <text:p text:style-name="P3">//<text:span text:style-name="T3">Post: em sortejat un element “patins, monedes X2 o la monjeta màgica de en kain” en una casella accesible del laberint;</text:span></text:p>
      <text:p text:style-name="P4">void sortejarItem()</text:p>
      <text:p text:style-name="P3"/>
      <text:p text:style-name="P3">//<text:span text:style-name="T3">Pre: - -;</text:span></text:p>
      <text:p text:style-name="P3">//<text:span text:style-name="T3">Post: retornem si posicio és valida, entenem per valida que està dins del laberint i no és pared;</text:span></text:p>
      <text:p text:style-name="P4">boolean posicioValida(Posicio posicio)</text:p>
      <text:p text:style-name="P4"/>
      <text:p text:style-name="P5">Partida</text:p>
      <text:p text:style-name="P5">//Pre: nivell &gt;= 1;</text:p>
      <text:p text:style-name="P5">//Post: em iniciat una partida en un nivell i dificultat especificada;</text:p>
      <text:p text:style-name="P5">Partida(EEnumDificultat dificultat, int nivell)</text:p>
      <text:p text:style-name="P5"/>
      <text:p text:style-name="P5">//Pre: la partida no ha sigut finalitzada anteriorment;</text:p>
      <text:p text:style-name="P5">//Post: em finalitzat la partida amb tot el que això comporta;</text:p>
      <text:p text:style-name="P5">void finalitzarPartida()</text:p>
      <text:p text:style-name="P5"/>
      <text:p text:style-name="P5">ItemMovible</text:p>
      <text:p text:style-name="P5">//Pre: millis &gt;= 1000</text:p>
      <text:p text:style-name="P5">//Post: em creat un ItemMovible amb els parametres especificats;</text:p>
      <text:p text:style-name="P5">ItemMovible(Laberint laberint, Posicio inici, long millis)</text:p>
      <text:p text:style-name="P5"/>
      <text:p text:style-name="P5">//Pre:--;</text:p>
      <text:p text:style-name="P5">//Post: aplicar el moviment precalculat.</text:p>
      <text:p text:style-name="P5">RealitzarMoviment()</text:p>
      <text:p text:style-name="P5"/>
      <text:p text:style-name="P5">//<text:span text:style-name="T4">Pre:--;</text:span></text:p>
      <text:p text:style-name="P6">//Post: em precalculat el seguent moviment “valid” per el laberint</text:p>
      <text:p text:style-name="P6"><text:soft-page-break/>void CalcularMoviment()</text:p>
      <text:p text:style-name="P6"/>
      <text:p text:style-name="P6">Item</text:p>
      <text:p text:style-name="P7">//<text:span text:style-name="T5">Pre: millis &gt;= 1000</text:span></text:p>
      <text:p text:style-name="P7">//<text:span text:style-name="T5">Post: em creat el nou item amb els parametres especificats</text:span></text:p>
      <text:p text:style-name="P6">Item(Laberint laberint, Posicio inici, long millis, <text:span text:style-name="T5">ETipusItem</text:span> tipusItem)</text:p>
      <text:p text:style-name="P6"/>
      <text:p text:style-name="P6">//<text:span text:style-name="T5">Pre: - -;</text:span></text:p>
      <text:p text:style-name="P6">//<text:span text:style-name="T5">Post: calculem el seguent moviment que realitzarà l'item;</text:span></text:p>
      <text:p text:style-name="P8">void calcularMoviment()</text:p>
      <text:p text:style-name="P8"/>
      <text:p text:style-name="P9">Personatje</text:p>
      <text:p text:style-name="P9">//Pre: millis &gt;= 1000;</text:p>
      <text:p text:style-name="P9">//Post: em creat el nou personatje amb els parametres especificats</text:p>
      <text:p text:style-name="P9">Personatje(Laberint laberint, Posicio inici, long millis)</text:p>
      <text:p text:style-name="P9"/>
      <text:p text:style-name="P9">//Pre: millis &gt;= 1000;</text:p>
      <text:p text:style-name="P9">//Post: em canviat el temporitzador <text:span text:style-name="T6">de moviment </text:span>del personatje;</text:p>
      <text:p text:style-name="P9">void canviarTimer(long millis)</text:p>
      <text:p text:style-name="P8"/>
      <text:p text:style-name="P8">//<text:span text:style-name="T6">Pre: - -;</text:span></text:p>
      <text:p text:style-name="P10">//Post: retornem el nombre de punts que porta acumulats el personatje;</text:p>
      <text:p text:style-name="P10">int obtenirPunts()</text:p>
      <text:p text:style-name="P10"/>
      <text:p text:style-name="P11">Pacman <text:span text:style-name="T7">i</text:span> Fantasmes</text:p>
      <text:p text:style-name="P11"/>
      <text:p text:style-name="P11">//Pre: - -;</text:p>
      <text:p text:style-name="P11">//Post: calculem el seguent moviment que realitzarà;</text:p>
      <text:p text:style-name="P11">void calcularMoviment(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22:13:31.382061893</meta:creation-date>
    <dc:date>2015-03-25T22:38:34.794413771</dc:date>
    <meta:editing-duration>PT24M57S</meta:editing-duration>
    <meta:editing-cycles>13</meta:editing-cycles>
    <meta:generator>LibreOffice/4.3.3.2$Linux_X86_64 LibreOffice_project/430m0$Build-2</meta:generator>
    <meta:document-statistic meta:table-count="0" meta:image-count="0" meta:object-count="0" meta:page-count="2" meta:paragraph-count="60" meta:word-count="367" meta:character-count="2420" meta:non-whitespace-character-count="2115"/>
  </office:meta>
</office:document-meta>
</file>